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TDIN 0 - стандартный поток ввода &lt;- клавиатура / другая программа</text:p>
      <text:p text:style-name="Standard">STDOUT 1 - --- вывода </text:p>
      <text:p text:style-name="Standard">STDERR 2 - --- ошибок</text:p>
      <text:p text:style-name="Standard"/>
      <text:p text:style-name="Standard">STD OUT и ERR по умолчанию перенаправленны в терпимнал</text:p>
      <text:p text:style-name="Standard"/>
      <text:p text:style-name="Standard">перенаправление STDOUT пример ls -l &gt; fileName</text:p>
      <text:p text:style-name="Standard">1&gt; или &gt; - работает с первым потоком</text:p>
      <text:p text:style-name="Standard">2&gt; раблтает со вторым потоком</text:p>
      <text:p text:style-name="Standard">пример ls -l 2&gt; fileErr 1&gt;stdUot</text:p>
      <text:p text:style-name="Standard">пример ls -l adsad ./ 2&gt; fileErr 1&gt;stdUot - ./ каталог куда сохрянть файлы или это аргумент от ls</text:p>
      <text:p text:style-name="Standard">&gt; - перезаписывает файл</text:p>
      <text:p text:style-name="Standard">&gt;&gt; добавляет в файл</text:p>
      <text:p text:style-name="Standard">если файла нет он будет созда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24T17:21:08.61</meta:creation-date>
    <meta:document-statistic meta:table-count="0" meta:image-count="0" meta:object-count="0" meta:page-count="1" meta:paragraph-count="12" meta:word-count="89" meta:character-count="475"/>
    <dc:date>2023-07-24T17:21:37.96</dc:date>
    <meta:editing-duration>PT29S</meta:editing-duration>
    <meta:editing-cycles>1</meta:editing-cycles>
    <meta:generator>OpenOffice/4.1.13$Win32 OpenOffice.org_project/4113m1$Build-9810</meta:generator>
  </office:meta>
</office:document-meta>
</file>